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167in" table:align="left"/>
    </style:style>
    <style:style style:name="Table1.A" style:family="table-column">
      <style:table-column-properties style:column-width="1.15in"/>
    </style:style>
    <style:style style:name="Table1.B" style:family="table-column">
      <style:table-column-properties style:column-width="1.8181in"/>
    </style:style>
    <style:style style:name="Table1.C" style:family="table-column">
      <style:table-column-properties style:column-width="2.44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8813in"/>
    </style:style>
    <style:style style:name="Table2.C" style:family="table-column">
      <style:table-column-properties style:column-width="1.3583in"/>
    </style:style>
    <style:style style:name="Table2.D" style:family="table-column">
      <style:table-column-properties style:column-width="2.435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0715in"/>
    </style:style>
    <style:style style:name="Table3.B" style:family="table-column">
      <style:table-column-properties style:column-width="0.8972in"/>
    </style:style>
    <style:style style:name="Table3.C" style:family="table-column">
      <style:table-column-properties style:column-width="2.4806in"/>
    </style:style>
    <style:style style:name="Table3.D" style:family="table-column">
      <style:table-column-properties style:column-width="2.475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8861in" table:align="left"/>
    </style:style>
    <style:style style:name="Table4.A" style:family="table-column">
      <style:table-column-properties style:column-width="0.7875in"/>
    </style:style>
    <style:style style:name="Table4.B" style:family="table-column">
      <style:table-column-properties style:column-width="3.1403in"/>
    </style:style>
    <style:style style:name="Table4.C" style:family="table-column">
      <style:table-column-properties style:column-width="1.3875in"/>
    </style:style>
    <style:style style:name="Table4.D" style:family="table-column">
      <style:table-column-properties style:column-width="1.570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1.1229in"/>
    </style:style>
    <style:style style:name="Table5.B" style:family="table-column">
      <style:table-column-properties style:column-width="1.8965in"/>
    </style:style>
    <style:style style:name="Table5.C" style:family="table-column">
      <style:table-column-properties style:column-width="1.8028in"/>
    </style:style>
    <style:style style:name="Table5.D" style:family="table-column">
      <style:table-column-properties style:column-width="2.1028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16c703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in" fo:margin-bottom="0in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in" fo:margin-bottom="0in" style:contextual-spacing="false"/>
    </style:style>
    <style:style style:name="P35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officeooo:rsid="0016c703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Exercise 0:</text:span></text:span></text:h>
      <text:h text:style-name="Heading_20_4" text:outline-level="4"><text:span text:style-name="Strong_20_Emphasis"><text:span text:style-name="T3">a) What is a conceptual data model, and why is it important?</text:span></text:span></text:h>
      <text:p text:style-name="Text_20_body">A <text:span text:style-name="Strong_20_Emphasis">conceptual data model</text:span> is a high-level diagram that represents how data is structured and related within a system. It shows entities (like Customers, Orders, and Products) and their relationships without worrying about technical details.</text:p>
      <text:p text:style-name="Text_20_body">🔹 <text:span text:style-name="Strong_20_Emphasis">Why is it important?</text:span></text:p>
      <text:list text:style-name="L1">
        <text:list-item>
          <text:p text:style-name="P6">Helps <text:span text:style-name="Strong_20_Emphasis">visualize data relationships</text:span> before implementation. </text:p>
        </text:list-item>
        <text:list-item>
          <text:p text:style-name="P6">Ensures <text:span text:style-name="Strong_20_Emphasis">stakeholders</text:span> (developers, business analysts) have a clear understanding. </text:p>
        </text:list-item>
        <text:list-item>
          <text:p text:style-name="P5"><text:span text:style-name="Strong_20_Emphasis">Prevents design mistakes</text:span> before building the database. </text:p>
        </text:list-item>
      </text:list>
      <text:h text:style-name="Heading_20_4" text:outline-level="4"><text:span text:style-name="Strong_20_Emphasis"><text:span text:style-name="T3">b) Storing age in a database, is that a good idea, why?</text:span></text:span></text:h>
      <text:p text:style-name="Text_20_body">❌ <text:span text:style-name="Strong_20_Emphasis">No, storing age directly is not a good idea.</text:span></text:p>
      <text:p text:style-name="Text_20_body">🔹 <text:span text:style-name="Strong_20_Emphasis">Why?</text:span></text:p>
      <text:list text:style-name="L2">
        <text:list-item>
          <text:p text:style-name="P8"><text:span text:style-name="Strong_20_Emphasis">Age changes over time</text:span>, so the data becomes outdated quickly. </text:p>
        </text:list-item>
        <text:list-item>
          <text:p text:style-name="P7">Instead, store the <text:span text:style-name="Strong_20_Emphasis">date of birth (DOB)</text:span> and calculate age dynamically. </text:p>
        </text:list-item>
      </text:list>
      <text:p text:style-name="Text_20_body">✅ <text:span text:style-name="Strong_20_Emphasis">Better approach:</text:span></text:p>
      <text:p text:style-name="P2"><text:span text:style-name="Source_20_Text">SELECT YEAR(CURRENT_DATE) - YEAR(date_of_birth) AS age FROM Customers;</text:span></text:p>
      <text:h text:style-name="Heading_20_4" text:outline-level="4"><text:span text:style-name="Strong_20_Emphasis"><text:span text:style-name="T3">c) What are the three types of data structures, and how do they differ?</text:span></text:span></text:h>
      <text:h text:style-name="Heading_20_3" text:outline-level="3"><text:span text:style-name="Strong_20_Emphasis">Comparison of Data Structure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Type</text:span></text:p>
            </table:table-cell>
            <table:table-cell table:style-name="Table2.A1" office:value-type="string">
              <text:p text:style-name="Table_20_Heading"><text:span text:style-name="Strong_20_Emphasis">Definition</text:span></text:p>
            </table:table-cell>
            <table:table-cell table:style-name="Table2.A1" office:value-type="string">
              <text:p text:style-name="Table_20_Heading"><text:span text:style-name="Strong_20_Emphasis">Examples</text:span></text:p>
            </table:table-cell>
            <table:table-cell table:style-name="Table2.A1" office:value-type="string">
              <text:p text:style-name="Table_20_Heading"><text:span text:style-name="Strong_20_Emphasis">Usage in Real-World Applications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Linear Data Structures</text:span></text:p>
          </table:table-cell>
          <table:table-cell table:style-name="Table2.A1" office:value-type="string">
            <text:p text:style-name="Table_20_Contents">Data is arranged <text:span text:style-name="Strong_20_Emphasis">sequentially</text:span> (one after another).</text:p>
          </table:table-cell>
          <table:table-cell table:style-name="Table2.A1" office:value-type="string">
            <text:p text:style-name="Table_20_Contents"><text:span text:style-name="Strong_20_Emphasis">Arrays, Linked Lists, Stacks, Queues</text:span></text:p>
          </table:table-cell>
          <table:table-cell table:style-name="Table2.A1" office:value-type="string">
            <text:p text:style-name="Table_20_Contents">Used in <text:span text:style-name="Strong_20_Emphasis">searching, scheduling, managing memory</text:span>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Hierarchical Data Structures</text:span></text:p>
          </table:table-cell>
          <table:table-cell table:style-name="Table2.A1" office:value-type="string">
            <text:p text:style-name="Table_20_Contents">Data is structured in a <text:span text:style-name="Strong_20_Emphasis">tree-like hierarchy</text:span> (parent-child relationship).</text:p>
          </table:table-cell>
          <table:table-cell table:style-name="Table2.A1" office:value-type="string">
            <text:p text:style-name="Table_20_Contents"><text:span text:style-name="Strong_20_Emphasis">Trees, Heaps, Tries</text:span></text:p>
          </table:table-cell>
          <table:table-cell table:style-name="Table2.A1" office:value-type="string">
            <text:p text:style-name="Table_20_Contents">Used in <text:span text:style-name="Strong_20_Emphasis">file systems, organization charts, decision trees</text:span>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raph Data Structures</text:span></text:p>
          </table:table-cell>
          <table:table-cell table:style-name="Table2.A1" office:value-type="string">
            <text:p text:style-name="Table_20_Contents">Data is represented as <text:span text:style-name="Strong_20_Emphasis">nodes (vertices) and edges</text:span> (connections).</text:p>
          </table:table-cell>
          <table:table-cell table:style-name="Table2.A1" office:value-type="string">
            <text:p text:style-name="Table_20_Contents"><text:span text:style-name="Strong_20_Emphasis">Graphs, Adjacency Lists, Adjacency Matrices</text:span></text:p>
          </table:table-cell>
          <table:table-cell table:style-name="Table2.A1" office:value-type="string">
            <text:p text:style-name="Table_20_Contents">Used in <text:span text:style-name="Strong_20_Emphasis">social networks, route planning (Google Maps), recommendation systems</text:span>.</text:p>
          </table:table-cell>
        </table:table-row>
      </table:table>
      <text:h text:style-name="Heading_20_3" text:outline-level="3"><text:soft-page-break/><text:span text:style-name="Strong_20_Emphasis"/></text:h>
      <text:h text:style-name="Heading_20_3" text:outline-level="3"><text:span text:style-name="Strong_20_Emphasis">Detailed Breakdown of Data Structure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<text:span text:style-name="Strong_20_Emphasis">Data Structure</text:span></text:p>
            </table:table-cell>
            <table:table-cell table:style-name="Table3.A1" office:value-type="string">
              <text:p text:style-name="Table_20_Heading"><text:span text:style-name="Strong_20_Emphasis">Type</text:span></text:p>
            </table:table-cell>
            <table:table-cell table:style-name="Table3.A1" office:value-type="string">
              <text:p text:style-name="Table_20_Heading"><text:span text:style-name="Strong_20_Emphasis">Characteristics</text:span></text:p>
            </table:table-cell>
            <table:table-cell table:style-name="Table3.A1" office:value-type="string">
              <text:p text:style-name="Table_20_Heading"><text:span text:style-name="Strong_20_Emphasis">Real-World Exampl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Array</text:span></text:p>
          </table:table-cell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Fixed size, fast access using index</text:p>
          </table:table-cell>
          <table:table-cell table:style-name="Table3.A1" office:value-type="string">
            <text:p text:style-name="Table_20_Contents">Storing leader board scores in a gam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Linked List</text:span></text:p>
          </table:table-cell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Dynamic size, efficient insert/delete</text:p>
          </table:table-cell>
          <table:table-cell table:style-name="Table3.A1" office:value-type="string">
            <text:p text:style-name="Table_20_Contents">Music playlists (Next/Previous song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tack</text:span></text:p>
          </table:table-cell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<text:span text:style-name="Strong_20_Emphasis">LIFO (Last In, First Out)</text:span></text:p>
          </table:table-cell>
          <table:table-cell table:style-name="Table3.A1" office:value-type="string">
            <text:p text:style-name="Table_20_Contents">Web browser back button (history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Queue</text:span></text:p>
          </table:table-cell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<text:span text:style-name="Strong_20_Emphasis">FIFO (First In, First Out)</text:span></text:p>
          </table:table-cell>
          <table:table-cell table:style-name="Table3.A1" office:value-type="string">
            <text:p text:style-name="Table_20_Contents">Print job schedulin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Binary Tree</text:span></text:p>
          </table:table-cell>
          <table:table-cell table:style-name="Table3.A1" office:value-type="string">
            <text:p text:style-name="Table_20_Contents">Hierarchical</text:p>
          </table:table-cell>
          <table:table-cell table:style-name="Table3.A1" office:value-type="string">
            <text:p text:style-name="Table_20_Contents">Each node has at most two children</text:p>
          </table:table-cell>
          <table:table-cell table:style-name="Table3.A1" office:value-type="string">
            <text:p text:style-name="Table_20_Contents">File system (folders and subfolders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Heap</text:span></text:p>
          </table:table-cell>
          <table:table-cell table:style-name="Table3.A1" office:value-type="string">
            <text:p text:style-name="Table_20_Contents">Hierarchical</text:p>
          </table:table-cell>
          <table:table-cell table:style-name="Table3.A1" office:value-type="string">
            <text:p text:style-name="Table_20_Contents">Efficient priority-based operations</text:p>
          </table:table-cell>
          <table:table-cell table:style-name="Table3.A1" office:value-type="string">
            <text:p text:style-name="Table_20_Contents">Priority queues (Task scheduling in OS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r</text:span><text:span text:style-name="Strong_20_Emphasis"><text:span text:style-name="T1">ee</text:span></text:span></text:p>
          </table:table-cell>
          <table:table-cell table:style-name="Table3.A1" office:value-type="string">
            <text:p text:style-name="Table_20_Contents">Hierarchical</text:p>
          </table:table-cell>
          <table:table-cell table:style-name="Table3.A1" office:value-type="string">
            <text:p text:style-name="Table_20_Contents">Used for searching strings efficiently</text:p>
          </table:table-cell>
          <table:table-cell table:style-name="Table3.A1" office:value-type="string">
            <text:p text:style-name="Table_20_Contents">Auto-suggestions in search engin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raph</text:span></text:p>
          </table:table-cell>
          <table:table-cell table:style-name="Table3.A1" office:value-type="string">
            <text:p text:style-name="Table_20_Contents">Graph</text:p>
          </table:table-cell>
          <table:table-cell table:style-name="Table3.A1" office:value-type="string">
            <text:p text:style-name="Table_20_Contents">Represents relationships between entities</text:p>
          </table:table-cell>
          <table:table-cell table:style-name="Table3.A1" office:value-type="string">
            <text:p text:style-name="Table_20_Contents">Google Maps (Shortest Path Algorithm)</text:p>
          </table:table-cell>
        </table:table-row>
      </table:table>
      <text:h text:style-name="Heading_20_3" text:outline-level="3"><text:span text:style-name="Strong_20_Emphasis">Key Takeaways:</text:span></text:h>
      <text:list text:style-name="L8">
        <text:list-item>
          <text:p text:style-name="P20"><text:span text:style-name="Strong_20_Emphasis">Linear structures</text:span> are best for <text:span text:style-name="Strong_20_Emphasis">simple sequential operations</text:span>. </text:p>
        </text:list-item>
        <text:list-item>
          <text:p text:style-name="P20"><text:span text:style-name="Strong_20_Emphasis">Hierarchical structures</text:span> help with <text:span text:style-name="Strong_20_Emphasis">decision-making and organization</text:span>. </text:p>
        </text:list-item>
        <text:list-item>
          <text:p text:style-name="P19"><text:span text:style-name="Strong_20_Emphasis">Graph structures</text:span> excel at <text:span text:style-name="Strong_20_Emphasis">complex relationships and networking</text:span>. </text:p>
        </text:list-item>
      </text:list>
      <text:h text:style-name="Heading_20_4" text:outline-level="4"><text:span text:style-name="Strong_20_Emphasis"><text:span text:style-name="T3">d) Give examples of how each data structure is used in real-world applications</text:span></text:span></text:h>
      <text:list text:style-name="L4">
        <text:list-item>
          <text:p text:style-name="P12"><text:span text:style-name="Strong_20_Emphasis">Arrays</text:span> → Used in <text:span text:style-name="Strong_20_Emphasis">game development</text:span> (storing player scores). </text:p>
        </text:list-item>
        <text:list-item>
          <text:p text:style-name="P12"><text:span text:style-name="Strong_20_Emphasis">Linked Lists</text:span> → Used in <text:span text:style-name="Strong_20_Emphasis">music players</text:span> (song playlists). </text:p>
        </text:list-item>
        <text:list-item>
          <text:p text:style-name="P12"><text:span text:style-name="Strong_20_Emphasis">Stacks</text:span> → Used in <text:span text:style-name="Strong_20_Emphasis">web browsers</text:span> (back button history). </text:p>
        </text:list-item>
        <text:list-item>
          <text:p text:style-name="P12"><text:span text:style-name="Strong_20_Emphasis">Queues</text:span> → Used in <text:span text:style-name="Strong_20_Emphasis">job scheduling</text:span> (print queues). </text:p>
        </text:list-item>
        <text:list-item>
          <text:p text:style-name="P12"><text:span text:style-name="Strong_20_Emphasis">Trees</text:span> → Used in <text:span text:style-name="Strong_20_Emphasis">file systems</text:span> (folder structures). </text:p>
        </text:list-item>
        <text:list-item>
          <text:p text:style-name="P11"><text:span text:style-name="Strong_20_Emphasis">Graphs</text:span> → Used in <text:span text:style-name="Strong_20_Emphasis">Google Maps</text:span> (shortest path algorithm). </text:p>
        </text:list-item>
      </text:list>
      <text:h text:style-name="Heading_20_4" text:outline-level="4"><text:span text:style-name="Strong_20_Emphasis"><text:span text:style-name="T3">e) What is cardinality in data modeling, and why is it important?</text:span></text:span></text:h>
      <text:p text:style-name="Text_20_body"><text:span text:style-name="Strong_20_Emphasis">Cardinality</text:span> defines the <text:span text:style-name="Strong_20_Emphasis">number of relationships</text:span> between entities in a database.</text:p>
      <text:p text:style-name="Text_20_body">🔹 <text:span text:style-name="Strong_20_Emphasis">Types of Cardinality:</text:span></text:p>
      <text:list text:style-name="L5">
        <text:list-item>
          <text:p text:style-name="P14"><text:span text:style-name="Strong_20_Emphasis">One-to-One (1:1)</text:span> – A student has <text:span text:style-name="Strong_20_Emphasis">one</text:span> student ID. </text:p>
        </text:list-item>
        <text:list-item>
          <text:p text:style-name="P14"><text:span text:style-name="Strong_20_Emphasis">One-to-Many (1:M)</text:span> – A customer places <text:span text:style-name="Strong_20_Emphasis">many</text:span> orders. </text:p>
        </text:list-item>
        <text:list-item>
          <text:p text:style-name="P13"><text:span text:style-name="Strong_20_Emphasis">Many-to-Many (M:M)</text:span> – A product belongs to <text:span text:style-name="Strong_20_Emphasis">many</text:span> categories. </text:p>
        </text:list-item>
      </text:list>
      <text:p text:style-name="Text_20_body">✅ <text:span text:style-name="Strong_20_Emphasis">Importance:</text:span></text:p>
      <text:list text:style-name="L6">
        <text:list-item>
          <text:p text:style-name="P16">Helps <text:span text:style-name="Strong_20_Emphasis">optimize queries</text:span> and <text:span text:style-name="Strong_20_Emphasis">improve performance</text:span>. </text:p>
        </text:list-item>
        <text:list-item>
          <text:p text:style-name="P15">Ensures <text:span text:style-name="Strong_20_Emphasis">correct relationships</text:span> between entities. </text:p>
        </text:list-item>
      </text:list>
      <text:h text:style-name="Heading_20_4" text:outline-level="4"><text:soft-page-break/><text:span text:style-name="Strong_20_Emphasis"><text:span text:style-name="T3">f) What are the different steps of data modeling?</text:span></text:span></text:h>
      <text:list text:style-name="L7">
        <text:list-item>
          <text:p text:style-name="P18"><text:span text:style-name="Strong_20_Emphasis">Conceptual Data Model</text:span> – High-level structure (ERD). </text:p>
        </text:list-item>
        <text:list-item>
          <text:p text:style-name="P18"><text:span text:style-name="Strong_20_Emphasis">Logical Data Model</text:span> – Defines attributes, relationships, normalization. </text:p>
        </text:list-item>
        <text:list-item>
          <text:p text:style-name="P17"><text:span text:style-name="Strong_20_Emphasis">Physical Data Model</text:span> – Implements tables, indexes, constraints. </text:p>
        </text:list-item>
      </text:list>
      <text:h text:style-name="Heading_20_3" text:outline-level="3"><text:span text:style-name="Strong_20_Emphasis"><text:span text:style-name="T4">Steps of Data Modeling (Detailed Explanation)</text:span></text:span></text:h>
      <text:p text:style-name="Text_20_body"><text:span text:style-name="T4">Data modeling involves creating a structured blueprint for how data is stored, organized, and managed in a database. It is done in </text:span><text:span text:style-name="Strong_20_Emphasis"><text:span text:style-name="T4">three main stages</text:span></text:span><text:span text:style-name="T4">:</text:span></text:p>
      <text:h text:style-name="Heading_20_3" text:outline-level="3"><text:span text:style-name="Strong_20_Emphasis"><text:span text:style-name="T4">1. Conceptual Data Model (High-Level Design)</text:span></text:span></text:h>
      <text:p text:style-name="Text_20_body"><text:span text:style-name="T4">🔹 </text:span><text:span text:style-name="Strong_20_Emphasis"><text:span text:style-name="T4">What it is:</text:span></text:span></text:p>
      <text:list text:style-name="L9">
        <text:list-item>
          <text:p text:style-name="P22"><text:span text:style-name="T4">A </text:span><text:span text:style-name="Strong_20_Emphasis"><text:span text:style-name="T4">broad, business-oriented</text:span></text:span><text:span text:style-name="T4"> representation of data and its relationships. </text:span></text:p>
        </text:list-item>
        <text:list-item>
          <text:p text:style-name="P22"><text:span text:style-name="T4">Focuses on </text:span><text:span text:style-name="Strong_20_Emphasis"><text:span text:style-name="T4">what</text:span></text:span><text:span text:style-name="T4"> data needs to be stored, without considering technical details. </text:span></text:p>
        </text:list-item>
        <text:list-item>
          <text:p text:style-name="P21"><text:span text:style-name="T4">Uses </text:span><text:span text:style-name="Strong_20_Emphasis"><text:span text:style-name="T4">Entity-Relationship Diagrams (ERD)</text:span></text:span><text:span text:style-name="T4"> to show how entities relate to each other. </text:span></text:p>
        </text:list-item>
      </text:list>
      <text:p text:style-name="Text_20_body"><text:span text:style-name="T4">🔹 </text:span><text:span text:style-name="Strong_20_Emphasis"><text:span text:style-name="T4">Key Features:</text:span></text:span><text:span text:style-name="T4"><text:line-break/>✔ Identifies </text:span><text:span text:style-name="Strong_20_Emphasis"><text:span text:style-name="T4">entities</text:span></text:span><text:span text:style-name="T4"> (e.g., Customer, Order, Product).<text:line-break/>✔ Defines </text:span><text:span text:style-name="Strong_20_Emphasis"><text:span text:style-name="T4">relationships</text:span></text:span><text:span text:style-name="T4"> (e.g., "A Customer places Orders").<text:line-break/>✔ </text:span><text:span text:style-name="Strong_20_Emphasis"><text:span text:style-name="T4">No attributes, data types, or table structures</text:span></text:span><text:span text:style-name="T4"> are included.</text:span></text:p>
      <text:p text:style-name="Text_20_body"><text:span text:style-name="T4">🔹 </text:span><text:span text:style-name="Strong_20_Emphasis"><text:span text:style-name="T4">Example:</text:span></text:span><text:span text:style-name="T4"><text:line-break/>A retail system has three entities: </text:span><text:span text:style-name="Strong_20_Emphasis"><text:span text:style-name="T4">Customer, Order, Product</text:span></text:span><text:span text:style-name="T4">.</text:span></text:p>
      <text:list text:style-name="L10">
        <text:list-item>
          <text:p text:style-name="P24"><text:span text:style-name="Strong_20_Emphasis"><text:span text:style-name="T4">Customer (1) ⟶ (M) Order</text:span></text:span><text:span text:style-name="T4"> (One customer places multiple orders). </text:span></text:p>
        </text:list-item>
        <text:list-item>
          <text:p text:style-name="P23"><text:span text:style-name="Strong_20_Emphasis"><text:span text:style-name="T4">Order (M) ⟶ (M) Product</text:span></text:span><text:span text:style-name="T4"> (An order contains multiple products). </text:span></text:p>
        </text:list-item>
      </text:list>
      <text:p text:style-name="Text_20_body"><text:span text:style-name="T4">👉 </text:span><text:span text:style-name="Strong_20_Emphasis"><text:span text:style-name="T4">Purpose:</text:span></text:span><text:span text:style-name="T4"> Helps </text:span><text:span text:style-name="Strong_20_Emphasis"><text:span text:style-name="T4">stakeholders, business analysts, and developers</text:span></text:span><text:span text:style-name="T4"> understand the overall structure of the system.</text:span></text:p>
      <text:h text:style-name="Heading_20_3" text:outline-level="3"><text:span text:style-name="Strong_20_Emphasis"><text:span text:style-name="T4">2. Logical Data Model (Detailed Structure, No Physical Implementation Yet)</text:span></text:span></text:h>
      <text:p text:style-name="Text_20_body"><text:span text:style-name="T4">🔹 </text:span><text:span text:style-name="Strong_20_Emphasis"><text:span text:style-name="T4">What it is:</text:span></text:span></text:p>
      <text:list text:style-name="L11">
        <text:list-item>
          <text:p text:style-name="P26"><text:span text:style-name="T4">Adds </text:span><text:span text:style-name="Strong_20_Emphasis"><text:span text:style-name="T4">attributes, primary keys (PK), and foreign keys (FK)</text:span></text:span><text:span text:style-name="T4"> to the entities. </text:span></text:p>
        </text:list-item>
        <text:list-item>
          <text:p text:style-name="P26"><text:span text:style-name="T4">Ensures </text:span><text:span text:style-name="Strong_20_Emphasis"><text:span text:style-name="T4">data normalization</text:span></text:span><text:span text:style-name="T4"> to remove redundancy. </text:span></text:p>
        </text:list-item>
        <text:list-item>
          <text:p text:style-name="P25"><text:span text:style-name="T4">Defines </text:span><text:span text:style-name="Strong_20_Emphasis"><text:span text:style-name="T4">data types</text:span></text:span><text:span text:style-name="T4"> but does not consider specific database technology (SQL, NoSQL). </text:span></text:p>
        </text:list-item>
      </text:list>
      <text:p text:style-name="Text_20_body"><text:span text:style-name="T4">🔹 </text:span><text:span text:style-name="Strong_20_Emphasis"><text:span text:style-name="T4">Key Features:</text:span></text:span><text:span text:style-name="T4"><text:line-break/>✔ Includes </text:span><text:span text:style-name="Strong_20_Emphasis"><text:span text:style-name="T4">attributes</text:span></text:span><text:span text:style-name="T4"> (e.g., </text:span><text:span text:style-name="Source_20_Text"><text:span text:style-name="T4">customer_name</text:span></text:span><text:span text:style-name="T4">, </text:span><text:span text:style-name="Source_20_Text"><text:span text:style-name="T4">order_date</text:span></text:span><text:span text:style-name="T4">).<text:line-break/>✔ Specifies </text:span><text:span text:style-name="Strong_20_Emphasis"><text:span text:style-name="T4">primary keys (PK)</text:span></text:span><text:span text:style-name="T4"> (e.g., </text:span><text:span text:style-name="Source_20_Text"><text:span text:style-name="T4">customer_id</text:span></text:span><text:span text:style-name="T4">).<text:line-break/>✔ Defines </text:span><text:span text:style-name="Strong_20_Emphasis"><text:span text:style-name="T4">foreign keys (FK)</text:span></text:span><text:span text:style-name="T4"> (e.g., </text:span><text:span text:style-name="Source_20_Text"><text:span text:style-name="T4">customer_id</text:span></text:span><text:span text:style-name="T4"> in the Order table links to </text:span><text:span text:style-name="Source_20_Text"><text:span text:style-name="T4">customer_id</text:span></text:span><text:span text:style-name="T4"> in Customer).<text:line-break/>✔ Ensures </text:span><text:span text:style-name="Strong_20_Emphasis"><text:span text:style-name="T4">relationships are normalized</text:span></text:span><text:span text:style-name="T4"> (avoids duplicate or inconsistent data).</text:span></text:p>
      <text:p text:style-name="P35"/>
      <text:p text:style-name="P35"/>
      <text:p text:style-name="Text_20_body"><text:soft-page-break/><text:span text:style-name="T4">🔹 </text:span><text:span text:style-name="Strong_20_Emphasis"><text:span text:style-name="T4">Example: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<text:span text:style-name="Strong_20_Emphasis"><text:span text:style-name="T4">Entity</text:span></text:span></text:p>
            </table:table-cell>
            <table:table-cell table:style-name="Table4.A1" office:value-type="string">
              <text:p text:style-name="Table_20_Heading"><text:span text:style-name="Strong_20_Emphasis"><text:span text:style-name="T4">Attributes</text:span></text:span></text:p>
            </table:table-cell>
            <table:table-cell table:style-name="Table4.A1" office:value-type="string">
              <text:p text:style-name="Table_20_Heading"><text:span text:style-name="Strong_20_Emphasis"><text:span text:style-name="T4">Primary Key (PK)</text:span></text:span></text:p>
            </table:table-cell>
            <table:table-cell table:style-name="Table4.A1" office:value-type="string">
              <text:p text:style-name="Table_20_Heading"><text:span text:style-name="Strong_20_Emphasis"><text:span text:style-name="T4">Foreign Key (FK)</text:span>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<text:span text:style-name="T4">Customer</text:span></text:span></text:p>
          </table:table-cell>
          <table:table-cell table:style-name="Table4.A1" office:value-type="string">
            <text:p text:style-name="Table_20_Contents"><text:span text:style-name="Source_20_Text"><text:span text:style-name="T4">customer_id</text:span></text:span><text:span text:style-name="T4">, </text:span><text:span text:style-name="Source_20_Text"><text:span text:style-name="T4">name</text:span></text:span><text:span text:style-name="T4">, </text:span><text:span text:style-name="Source_20_Text"><text:span text:style-name="T4">email</text:span></text:span></text:p>
          </table:table-cell>
          <table:table-cell table:style-name="Table4.A1" office:value-type="string">
            <text:p text:style-name="Table_20_Contents"><text:span text:style-name="Source_20_Text"><text:span text:style-name="T4">customer_id</text:span></text:span></text:p>
          </table:table-cell>
          <table:table-cell table:style-name="Table4.A1" office:value-type="string">
            <text:p text:style-name="P4">-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4">Order</text:span></text:span></text:p>
          </table:table-cell>
          <table:table-cell table:style-name="Table4.A1" office:value-type="string">
            <text:p text:style-name="Table_20_Contents"><text:span text:style-name="Source_20_Text"><text:span text:style-name="T4">order_id</text:span></text:span><text:span text:style-name="T4">, </text:span><text:span text:style-name="Source_20_Text"><text:span text:style-name="T4">order_date</text:span></text:span><text:span text:style-name="T4">, </text:span><text:span text:style-name="Source_20_Text"><text:span text:style-name="T4">customer_id</text:span></text:span></text:p>
          </table:table-cell>
          <table:table-cell table:style-name="Table4.A1" office:value-type="string">
            <text:p text:style-name="Table_20_Contents"><text:span text:style-name="Source_20_Text"><text:span text:style-name="T4">order_id</text:span></text:span></text:p>
          </table:table-cell>
          <table:table-cell table:style-name="Table4.A1" office:value-type="string">
            <text:p text:style-name="Table_20_Contents"><text:span text:style-name="Source_20_Text"><text:span text:style-name="T4">customer_id</text:span></text:span><text:span text:style-name="T4"> (FK)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4">Product</text:span></text:span></text:p>
          </table:table-cell>
          <table:table-cell table:style-name="Table4.A1" office:value-type="string">
            <text:p text:style-name="Table_20_Contents"><text:span text:style-name="Source_20_Text"><text:span text:style-name="T4">product_id</text:span></text:span><text:span text:style-name="T4">, </text:span><text:span text:style-name="Source_20_Text"><text:span text:style-name="T4">name</text:span></text:span><text:span text:style-name="T4">, </text:span><text:span text:style-name="Source_20_Text"><text:span text:style-name="T4">price</text:span></text:span></text:p>
          </table:table-cell>
          <table:table-cell table:style-name="Table4.A1" office:value-type="string">
            <text:p text:style-name="Table_20_Contents"><text:span text:style-name="Source_20_Text"><text:span text:style-name="T4">product_id</text:span></text:span></text:p>
          </table:table-cell>
          <table:table-cell table:style-name="Table4.A1" office:value-type="string">
            <text:p text:style-name="P4">-</text:p>
          </table:table-cell>
        </table:table-row>
      </table:table>
      <text:p text:style-name="Text_20_body"><text:span text:style-name="T4">👉 </text:span><text:span text:style-name="Strong_20_Emphasis"><text:span text:style-name="T4">Purpose:</text:span></text:span><text:span text:style-name="T4"> Helps database designers </text:span><text:span text:style-name="Strong_20_Emphasis"><text:span text:style-name="T4">refine structure, enforce consistency, and prevent data duplication</text:span></text:span><text:span text:style-name="T4">.</text:span></text:p>
      <text:h text:style-name="Heading_20_3" text:outline-level="3"><text:span text:style-name="Strong_20_Emphasis"><text:span text:style-name="T4">3. Physical Data Model (Database-Specific Implementation)</text:span></text:span></text:h>
      <text:p text:style-name="Text_20_body"><text:span text:style-name="T4">🔹 </text:span><text:span text:style-name="Strong_20_Emphasis"><text:span text:style-name="T4">What it is:</text:span></text:span></text:p>
      <text:list text:style-name="L12">
        <text:list-item>
          <text:p text:style-name="P28"><text:span text:style-name="T4">Translates the logical model into </text:span><text:span text:style-name="Strong_20_Emphasis"><text:span text:style-name="T4">a real database structure</text:span></text:span><text:span text:style-name="T4"> (SQL, NoSQL). </text:span></text:p>
        </text:list-item>
        <text:list-item>
          <text:p text:style-name="P28"><text:span text:style-name="T4">Defines </text:span><text:span text:style-name="Strong_20_Emphasis"><text:span text:style-name="T4">table names, column data types, indexes, constraints</text:span></text:span><text:span text:style-name="T4">. </text:span></text:p>
        </text:list-item>
        <text:list-item>
          <text:p text:style-name="P27"><text:span text:style-name="T4">Optimizes </text:span><text:span text:style-name="Strong_20_Emphasis"><text:span text:style-name="T4">performance, storage, and security</text:span></text:span><text:span text:style-name="T4">. </text:span></text:p>
        </text:list-item>
      </text:list>
      <text:p text:style-name="Text_20_body"><text:span text:style-name="T4">🔹 </text:span><text:span text:style-name="Strong_20_Emphasis"><text:span text:style-name="T4">Key Features:</text:span></text:span><text:span text:style-name="T4"><text:line-break/>✔ Specifies </text:span><text:span text:style-name="Strong_20_Emphasis"><text:span text:style-name="T4">database engine</text:span></text:span><text:span text:style-name="T4"> (MySQL, PostgreSQL, MongoDB, etc.).<text:line-break/>✔ Defines </text:span><text:span text:style-name="Strong_20_Emphasis"><text:span text:style-name="T4">data types</text:span></text:span><text:span text:style-name="T4"> (</text:span><text:span text:style-name="Source_20_Text"><text:span text:style-name="T4">VARCHAR(255)</text:span></text:span><text:span text:style-name="T4">, </text:span><text:span text:style-name="Source_20_Text"><text:span text:style-name="T4">INT</text:span></text:span><text:span text:style-name="T4">, </text:span><text:span text:style-name="Source_20_Text"><text:span text:style-name="T4">DECIMAL(10,2)</text:span></text:span><text:span text:style-name="T4">).<text:line-break/>✔ Adds </text:span><text:span text:style-name="Strong_20_Emphasis"><text:span text:style-name="T4">indexes</text:span></text:span><text:span text:style-name="T4"> for faster queries.<text:line-break/>✔ Implements </text:span><text:span text:style-name="Strong_20_Emphasis"><text:span text:style-name="T4">constraints</text:span></text:span><text:span text:style-name="T4"> (e.g., </text:span><text:span text:style-name="Source_20_Text"><text:span text:style-name="T4">NOT NULL</text:span></text:span><text:span text:style-name="T4">, </text:span><text:span text:style-name="Source_20_Text"><text:span text:style-name="T4">UNIQUE</text:span></text:span><text:span text:style-name="T4">, </text:span><text:span text:style-name="Source_20_Text"><text:span text:style-name="T4">CHECK</text:span></text:span><text:span text:style-name="T4">).</text:span></text:p>
      <text:p text:style-name="Text_20_body"><text:span text:style-name="T4">🔹 </text:span><text:span text:style-name="Strong_20_Emphasis"><text:span text:style-name="T4">Example:</text:span></text:span><text:span text:style-name="T4"> (SQL for a physical model)</text:span></text:p>
      <text:p text:style-name="Preformatted_20_Text"><text:span text:style-name="Source_20_Text"><text:span text:style-name="T4">CREATE TABLE Customer (</text:span></text:span></text:p>
      <text:p text:style-name="Preformatted_20_Text"><text:span text:style-name="Source_20_Text"><text:span text:style-name="T4"><text:s text:c="2"/>customer_id INT PRIMARY KEY AUTO_INCREMENT,</text:span></text:span></text:p>
      <text:p text:style-name="Preformatted_20_Text"><text:span text:style-name="Source_20_Text"><text:span text:style-name="T4"><text:s text:c="2"/>name VARCHAR(100) NOT NULL,</text:span></text:span></text:p>
      <text:p text:style-name="Preformatted_20_Text"><text:span text:style-name="Source_20_Text"><text:span text:style-name="T4"><text:s text:c="2"/>email VARCHAR(100) UNIQUE NOT NULL</text:span></text:span></text:p>
      <text:p text:style-name="Preformatted_20_Text"><text:span text:style-name="Source_20_Text"><text:span text:style-name="T4">);</text:span></text:span></text:p>
      <text:p text:style-name="P3"/>
      <text:p text:style-name="Preformatted_20_Text"><text:span text:style-name="Source_20_Text"><text:span text:style-name="T4">CREATE TABLE Order (</text:span></text:span></text:p>
      <text:p text:style-name="Preformatted_20_Text"><text:span text:style-name="Source_20_Text"><text:span text:style-name="T4"><text:s text:c="2"/>order_id INT PRIMARY KEY AUTO_INCREMENT,</text:span></text:span></text:p>
      <text:p text:style-name="Preformatted_20_Text"><text:span text:style-name="Source_20_Text"><text:span text:style-name="T4"><text:s text:c="2"/>order_date DATE NOT NULL,</text:span></text:span></text:p>
      <text:p text:style-name="Preformatted_20_Text"><text:span text:style-name="Source_20_Text"><text:span text:style-name="T4"><text:s text:c="2"/>customer_id INT,</text:span></text:span></text:p>
      <text:p text:style-name="Preformatted_20_Text"><text:span text:style-name="Source_20_Text"><text:span text:style-name="T4"><text:s text:c="2"/>FOREIGN KEY (customer_id) REFERENCES Customer(customer_id)</text:span></text:span></text:p>
      <text:p text:style-name="P2"><text:span text:style-name="Source_20_Text"><text:span text:style-name="T4">);</text:span></text:span></text:p>
      <text:p text:style-name="Text_20_body"><text:span text:style-name="T4">👉 </text:span><text:span text:style-name="Strong_20_Emphasis"><text:span text:style-name="T4">Purpose:</text:span></text:span><text:span text:style-name="T4"> Creates the </text:span><text:span text:style-name="Strong_20_Emphasis"><text:span text:style-name="T4">actual database schema</text:span></text:span><text:span text:style-name="T4"> that applications interact with.</text:span></text:p>
      <text:h text:style-name="Heading_20_3" text:outline-level="3"><text:span text:style-name="Strong_20_Emphasis"><text:span text:style-name="T4">Additional Steps in Data Modeling</text:span></text:span></text:h>
      <text:p text:style-name="Text_20_body"><text:span text:style-name="T4">✅ </text:span><text:span text:style-name="Strong_20_Emphasis"><text:span text:style-name="T4">4. Data Normalization</text:span></text:span></text:p>
      <text:list text:style-name="L13">
        <text:list-item>
          <text:p text:style-name="P30"><text:span text:style-name="T4">Ensures </text:span><text:span text:style-name="Strong_20_Emphasis"><text:span text:style-name="T4">no data redundancy</text:span></text:span><text:span text:style-name="T4"> by breaking tables into smaller, well-structured tables. </text:span></text:p>
        </text:list-item>
        <text:list-item>
          <text:p text:style-name="P29"><text:span text:style-name="T4">Follows </text:span><text:span text:style-name="Strong_20_Emphasis"><text:span text:style-name="T4">Normal Forms (1NF, 2NF, 3NF, etc.)</text:span></text:span><text:span text:style-name="T4">. </text:span></text:p>
        </text:list-item>
      </text:list>
      <text:p text:style-name="Text_20_body"><text:span text:style-name="T4">✅ </text:span><text:span text:style-name="Strong_20_Emphasis"><text:span text:style-name="T4">5. Performance Optimization</text:span></text:span></text:p>
      <text:list text:style-name="L14">
        <text:list-item>
          <text:p text:style-name="P31"><text:span text:style-name="T4">Adds </text:span><text:span text:style-name="Strong_20_Emphasis"><text:span text:style-name="T4">indexes, partitioning, and caching</text:span></text:span><text:span text:style-name="T4"> for faster database performance. </text:span></text:p>
        </text:list-item>
      </text:list>
      <text:p text:style-name="Text_20_body"><text:soft-page-break/><text:span text:style-name="T4">✅ </text:span><text:span text:style-name="Strong_20_Emphasis"><text:span text:style-name="T4">6. Data Security and Compliance</text:span></text:span></text:p>
      <text:list text:style-name="L15">
        <text:list-item>
          <text:p text:style-name="P32"><text:span text:style-name="T4">Implements </text:span><text:span text:style-name="Strong_20_Emphasis"><text:span text:style-name="T4">access control, encryption, and backups</text:span></text:span><text:span text:style-name="T4"> to protect sensitive data. </text:span></text:p>
        </text:list-item>
      </text:list>
      <text:h text:style-name="Heading_20_3" text:outline-level="3"><text:span text:style-name="Strong_20_Emphasis"><text:span text:style-name="T4">Summary Table of Data Modeling Steps</text:span>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<text:span text:style-name="Strong_20_Emphasis">Step</text:span></text:p>
            </table:table-cell>
            <table:table-cell table:style-name="Table5.A1" office:value-type="string">
              <text:p text:style-name="Table_20_Heading"><text:span text:style-name="Strong_20_Emphasis">Purpose</text:span></text:p>
            </table:table-cell>
            <table:table-cell table:style-name="Table5.A1" office:value-type="string">
              <text:p text:style-name="Table_20_Heading"><text:span text:style-name="Strong_20_Emphasis">Focus</text:span></text:p>
            </table:table-cell>
            <table:table-cell table:style-name="Table5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Conceptual Model</text:span></text:p>
          </table:table-cell>
          <table:table-cell table:style-name="Table5.A1" office:value-type="string">
            <text:p text:style-name="Table_20_Contents">High-level understanding of the system</text:p>
          </table:table-cell>
          <table:table-cell table:style-name="Table5.A1" office:value-type="string">
            <text:p text:style-name="Table_20_Contents">Identifies entities and relationships</text:p>
          </table:table-cell>
          <table:table-cell table:style-name="Table5.A1" office:value-type="string">
            <text:p text:style-name="Table_20_Contents">"Customers place Orders containing Products"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Logical Model</text:span></text:p>
          </table:table-cell>
          <table:table-cell table:style-name="Table5.A1" office:value-type="string">
            <text:p text:style-name="Table_20_Contents">Detailed structure, no physical details yet</text:p>
          </table:table-cell>
          <table:table-cell table:style-name="Table5.A1" office:value-type="string">
            <text:p text:style-name="Table_20_Contents">Defines attributes, keys, and relationships</text:p>
          </table:table-cell>
          <table:table-cell table:style-name="Table5.A1" office:value-type="string">
            <text:p text:style-name="Table_20_Contents"><text:span text:style-name="Source_20_Text">customer_id</text:span> as <text:span text:style-name="Strong_20_Emphasis">PK</text:span>, <text:span text:style-name="Source_20_Text">order_id</text:span> as <text:span text:style-name="Strong_20_Emphasis">FK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Physical Model</text:span></text:p>
          </table:table-cell>
          <table:table-cell table:style-name="Table5.A1" office:value-type="string">
            <text:p text:style-name="Table_20_Contents">Actual database implementation</text:p>
          </table:table-cell>
          <table:table-cell table:style-name="Table5.A1" office:value-type="string">
            <text:p text:style-name="Table_20_Contents">Defines tables, data types, constraints</text:p>
          </table:table-cell>
          <table:table-cell table:style-name="Table5.A1" office:value-type="string">
            <text:p text:style-name="Table_20_Contents"><text:span text:style-name="Source_20_Text">VARCHAR(255)</text:span>, <text:span text:style-name="Source_20_Text">AUTO_INCREMENT</text:span>, <text:span text:style-name="Source_20_Text">INDEX</text:span></text:p>
          </table:table-cell>
        </table:table-row>
      </table:table>
      <text:h text:style-name="Heading_20_4" text:outline-level="4"><text:span text:style-name="Strong_20_Emphasis"><text:span text:style-name="T3"/></text:span></text:h>
      <text:h text:style-name="Heading_20_4" text:outline-level="4"><text:span text:style-name="Strong_20_Emphasis"><text:span text:style-name="T3">g) What factors influence the choice between using an RDBMS and NoSQL?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Factor</text:span></text:p>
            </table:table-cell>
            <table:table-cell table:style-name="Table1.A1" office:value-type="string">
              <text:p text:style-name="Table_20_Heading"><text:span text:style-name="Strong_20_Emphasis">RDBMS (SQL)</text:span></text:p>
            </table:table-cell>
            <table:table-cell table:style-name="Table1.A1" office:value-type="string">
              <text:p text:style-name="Table_20_Heading"><text:span text:style-name="Strong_20_Emphasis">NoSQL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ata Structure</text:span></text:p>
          </table:table-cell>
          <table:table-cell table:style-name="Table1.A1" office:value-type="string">
            <text:p text:style-name="Table_20_Contents">Structured (Tables)</text:p>
          </table:table-cell>
          <table:table-cell table:style-name="Table1.A1" office:value-type="string">
            <text:p text:style-name="Table_20_Contents">Flexible (JSON, Document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calability</text:span></text:p>
          </table:table-cell>
          <table:table-cell table:style-name="Table1.A1" office:value-type="string">
            <text:p text:style-name="Table_20_Contents">Vertical (Scaling up)</text:p>
          </table:table-cell>
          <table:table-cell table:style-name="Table1.A1" office:value-type="string">
            <text:p text:style-name="Table_20_Contents">Horizontal (Scaling out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lexibility</text:span></text:p>
          </table:table-cell>
          <table:table-cell table:style-name="Table1.A1" office:value-type="string">
            <text:p text:style-name="Table_20_Contents">Rigid schema</text:p>
          </table:table-cell>
          <table:table-cell table:style-name="Table1.A1" office:value-type="string">
            <text:p text:style-name="Table_20_Contents">Dynamic schem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formance</text:span></text:p>
          </table:table-cell>
          <table:table-cell table:style-name="Table1.A1" office:value-type="string">
            <text:p text:style-name="Table_20_Contents">Good for complex queries</text:p>
          </table:table-cell>
          <table:table-cell table:style-name="Table1.A1" office:value-type="string">
            <text:p text:style-name="Table_20_Contents">Good for large, distributed system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se Case</text:span></text:p>
          </table:table-cell>
          <table:table-cell table:style-name="Table1.A1" office:value-type="string">
            <text:p text:style-name="Table_20_Contents">Banking, ERP</text:p>
          </table:table-cell>
          <table:table-cell table:style-name="Table1.A1" office:value-type="string">
            <text:p text:style-name="Table_20_Contents">Social Media, Big Data</text:p>
          </table:table-cell>
        </table:table-row>
      </table:table>
      <text:p text:style-name="Text_20_body"/>
      <text:p text:style-name="Text_20_body">✅ <text:span text:style-name="Strong_20_Emphasis">When to use RDBMS?</text:span> → Financial transactions, strong consistency needed.<text:line-break/>✅ <text:span text:style-name="Strong_20_Emphasis">When to use NoSQL?</text:span> → High traffic websites, real-time analytic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00:59:43.884000000</meta:creation-date>
    <dc:date>2025-03-10T01:10:28.305000000</dc:date>
    <meta:editing-duration>PT29S</meta:editing-duration>
    <meta:editing-cycles>1</meta:editing-cycles>
    <meta:document-statistic meta:table-count="5" meta:image-count="0" meta:object-count="0" meta:page-count="5" meta:paragraph-count="193" meta:word-count="1143" meta:character-count="7745" meta:non-whitespace-character-count="6775"/>
    <meta:generator>LibreOffice/24.2.1.2$Windows_X86_64 LibreOffice_project/db4def46b0453cc22e2d0305797cf981b68ef5ac</meta:generator>
  </office:meta>
</office:document-meta>
</file>